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Heading_20_1">
      <style:paragraph-properties fo:break-before="page"/>
    </style:style>
    <style:style style:name="P2" style:family="paragraph" style:parent-style-name="Text_20_body" style:list-style-name="L1"/>
    <style:style style:name="P3" style:family="paragraph" style:parent-style-name="Text_20_body" style:list-style-name="L1">
      <style:paragraph-properties fo:margin-top="0cm" fo:margin-bottom="0cm" style:contextual-spacing="false"/>
    </style:style>
    <style:style style:name="P4" style:family="paragraph" style:parent-style-name="Text_20_body">
      <style:paragraph-properties fo:margin-top="0cm" fo:margin-bottom="0cm" style:contextual-spacing="false"/>
    </style:style>
    <style:style style:name="P5" style:family="paragraph" style:parent-style-name="Text_20_body" style:list-style-name="L2"/>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style style:name="P8" style:family="paragraph" style:parent-style-name="Text_20_body" style:list-style-name="L3">
      <style:paragraph-properties fo:margin-top="0cm" fo:margin-bottom="0cm" style:contextual-spacing="false"/>
    </style:style>
    <style:style style:name="P9" style:family="paragraph" style:parent-style-name="Text_20_body" style:list-style-name="L4"/>
    <style:style style:name="P10" style:family="paragraph" style:parent-style-name="Text_20_body" style:list-style-name="L4">
      <style:paragraph-properties fo:margin-top="0cm" fo:margin-bottom="0cm" style:contextual-spacing="false"/>
    </style:style>
    <style:style style:name="P11" style:family="paragraph" style:parent-style-name="Text_20_body" style:list-style-name="L5"/>
    <style:style style:name="P12" style:family="paragraph" style:parent-style-name="Text_20_body" style:list-style-name="L5">
      <style:paragraph-properties fo:margin-top="0cm" fo:margin-bottom="0cm" style:contextual-spacing="false"/>
    </style:style>
    <style:style style:name="P13" style:family="paragraph" style:parent-style-name="Text_20_body" style:list-style-name="L6"/>
    <style:style style:name="P14" style:family="paragraph" style:parent-style-name="Text_20_body" style:list-style-name="L6">
      <style:paragraph-properties fo:margin-top="0cm" fo:margin-bottom="0cm" style:contextual-spacing="false"/>
    </style:style>
    <style:style style:name="P15" style:family="paragraph" style:parent-style-name="Text_20_body" style:list-style-name="L7"/>
    <style:style style:name="T1" style:family="text">
      <style:text-properties officeooo:rsid="0007605c"/>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llision</text:h>
      <text:section text:style-name="Sect1" text:name="content">
        <text:p text:style-name="Text_20_body">Switch back to the <text:span text:style-name="Strong_20_Emphasis">Play</text:span> scene. We'll add in a event that detects if the player is touching an enemy. If they are touching, we'll switch to the <text:span text:style-name="Strong_20_Emphasis">End</text:span> scene.</text:p>
        <text:p text:style-name="Text_20_body">Add a new event, <text:span text:style-name="Strong_20_Emphasis">Add condition</text:span>, click on the player, then select the collision condition. Under <text:span text:style-name="Strong_20_Emphasis">Object</text:span>, choose the <text:span text:style-name="Strong_20_Emphasis">Enemy</text:span>.</text:p>
        <text:p text:style-name="Text_20_body"/>
        <text:p text:style-name="Text_20_body">Now add an action, click <text:span text:style-name="Strong_20_Emphasis">Other actions</text:span>, then select the <text:span text:style-name="Strong_20_Emphasis">Change scene</text:span> action. Under <text:span text:style-name="Strong_20_Emphasis">Name of the new scene</text:span>, type in <text:span text:style-name="Strong_20_Emphasis">"End"</text:span> (...including the quotes).</text:p>
        <text:p text:style-name="Text_20_body"/>
        <text:p text:style-name="Text_20_body">Make sure you are in the <text:span text:style-name="Strong_20_Emphasis">Play</text:span> scene, then click the preview button to test your game. Now when you touch an enemy, it should switch to the end scene.</text:p>
        <text:p text:style-name="P4">If you are in the <text:span text:style-name="Strong_20_Emphasis">End</text:span> scene, clicking the preview button will only display that scene. </text:p>
      </text:section>
      <text:p text:style-name="Text_20_body"/>
      <text:p text:style-name="Text_20_body"/>
      <text:h text:style-name="Heading_20_1" text:outline-level="1"><text:bookmark text:name="handling_collisions_in_your_game"/>Handling collisions in your game</text:h>
      <text:p text:style-name="Text_20_body">Most games need to detect and handle collisions between objects. Detecting and handling collisions can be done to make objects stick on platforms and detect collisions between bullets and players or bullets and other objects. </text:p>
      <text:p text:style-name="Text_20_body">GDevelop provides several different ways to handle collisions. You can detect collisions using Event Editor conditions and actions, or you can use Object behaviors. </text:p>
      <text:h text:style-name="Heading_20_2" text:outline-level="2"><text:bookmark text:name="make_objects_solidsuse_the_separate_objects_action_good_for_top-down_games_rpg"/>Make objects solids: use the "Separate objects" action (good for top-down games, RPG...)</text:h>
      <text:p text:style-name="Text_20_body"><text:s/></text:p>
      <text:p text:style-name="Text_20_body">You can use the “<text:span text:style-name="Strong_20_Emphasis">Separate objects</text:span>” action to move objects manually. The “Separate objects” action can also move objects with “forces” or set the object's position. </text:p>
      <text:p text:style-name="Text_20_body">“<text:span text:style-name="Strong_20_Emphasis">Separate objects.</text:span>” This action takes two object names as the argument. </text:p>
      <text:list xml:id="list1226328817" text:style-name="L1">
        <text:list-item>
          <text:p text:style-name="P3">The first object name is the <text:span text:style-name="Emphasis">object moving</text:span> (the player, enemy, etc.). </text:p>
        </text:list-item>
        <text:list-item>
          <text:p text:style-name="P2">The second object name is an <text:span text:style-name="Emphasis">object (or a group of objects) that are solid</text:span>. For example, these objects can be the walls.</text:p>
        </text:list-item>
      </text:list>
      <text:p text:style-name="Text_20_body">The action will then iterate over all of the objects given. It will ensure that if an object of the first kind is colliding with an object of the second kind, the object will be moved away. This is done using an algorithm called the <text:span text:style-name="Emphasis">SAT algorithm</text:span>. </text:p>
      <text:p text:style-name="Text_20_body"><text:s/></text:p>
      <text:p text:style-name="Text_20_body"><text:soft-page-break/>This action will be launched in every frame. In an event without conditions, the action is already doing the collision checks. Avoid launching this action multiple times. Doing so could reduce game performance. </text:p>
      <text:h text:style-name="Heading_20_3" text:outline-level="3"><text:bookmark text:name="detect_collisions"/>Detect collisions</text:h>
      <text:p text:style-name="Text_20_body">Using “Separate objects” is a good way to ensure that your objects can't move into other solid objects. This action checks collisions between objects. For example, if the game object “player” is touching a wall, this action, when used with the condition called “<text:span text:style-name="Strong_20_Emphasis">Collision,</text:span>” will trigger damages to the player. </text:p>
      <text:p text:style-name="Text_20_body"><text:span text:style-name="Strong_20_Emphasis">The sequence is important.</text:span> </text:p>
      <text:list xml:id="list3336395537" text:style-name="L2">
        <text:list-item>
          <text:p text:style-name="P6">Run the condition called “<text:span text:style-name="Strong_20_Emphasis">Collision.</text:span>” </text:p>
        </text:list-item>
        <text:list-item>
          <text:p text:style-name="P6">Add appropriate actions. </text:p>
        </text:list-item>
        <text:list-item>
          <text:p text:style-name="P5">Add the “Separate Objects” action.</text:p>
        </text:list-item>
      </text:list>
      <text:p text:style-name="Text_20_body">After running the “Separate objects” action, objects are moved. <text:span text:style-name="Emphasis">Collisions between objects will no longer be able to be checked.</text:span> </text:p>
      <text:p text:style-name="Text_20_body">You can find usage of these conditions and actions in the examples: </text:p>
      <text:p text:style-name="Text_20_body"><text:span text:style-name="Strong_20_Emphasis">See it in action!</text:span> 🎮<text:line-break/>Open this example online: Bomb the Crate Example </text:p>
      <text:p text:style-name="Text_20_body"><text:s/></text:p>
      <text:h text:style-name="Heading_20_2" text:outline-level="2"><text:bookmark text:name="platformer_gamesuse_the_platformer_character_and_platform_behaviors"/>Platformer games: use the Platformer character and Platform behaviors</text:h>
      <text:p text:style-name="Text_20_body">If you're making a platformer game, it's a good idea to use the <text:a xlink:type="simple" xlink:href="https://wiki.gdevelop.io/gdevelop5/behaviors/platformer" text:style-name="Internet_20_link" text:visited-style-name="Visited_20_Internet_20_Link">"Platformer character" behavior</text:a>. It's a ready-made platform game engine that is highly customizable. The “Platformer character” behavior handles the gravity and the collisions with the platforms. </text:p>
      <text:h text:style-name="Heading_20_3" text:outline-level="3"><text:bookmark text:name="detect_collisions_in_a_platformer_game"/>Detect collisions in a platformer game?</text:h>
      <text:p text:style-name="Text_20_body">In a platformer game with the “Platformer character” behavior, collisions with platforms are handled for you. </text:p>
      <text:list xml:id="list2593846676" text:style-name="L3">
        <text:list-item>
          <text:p text:style-name="P8">You can still use the <text:span text:style-name="Strong_20_Emphasis">Collision condition</text:span> to check for collisions between an object and other objects (for example, between the player and enemies) and react accordingly.</text:p>
        </text:list-item>
        <text:list-item>
          <text:p text:style-name="P7">You can use the “Is on Floor” condition to check if an object is on a platform.</text:p>
        </text:list-item>
      </text:list>
      <text:p text:style-name="Text_20_body"><text:s/></text:p>
      <text:p text:style-name="Text_20_body"><text:span text:style-name="Strong_20_Emphasis">See it in action!</text:span> 🎮<text:line-break/>Open this example online: Platformer Example </text:p>
      <text:h text:style-name="Heading_20_2" text:outline-level="2"><text:bookmark text:name="game_with_physics_use_the_physics_behavior"/><text:soft-page-break/>Game with physics? Use the Physics behavior</text:h>
      <text:p text:style-name="Text_20_body">Use <text:a xlink:type="simple" xlink:href="https://wiki.gdevelop.io/gdevelop5/behaviors/physics" text:style-name="Internet_20_link" text:visited-style-name="Visited_20_Internet_20_Link">Physics behavior</text:a> in order to achieve realistic physical behavior in your game. Attach “Physics” behavior to your objects. The objects will then behave as though they are alive in the game world. Some examples of real-world behavior include bouncing balls, falling, jumping, etc. </text:p>
      <text:p text:style-name="Text_20_body">Configure game walls or solid objects that should not move with “static” behavior. </text:p>
      <text:h text:style-name="Heading_20_3" text:outline-level="3"><text:bookmark text:name="detect_collisions_with_the_physics_behavior"/>Detect collisions with the Physics behavior</text:h>
      <text:p text:style-name="Text_20_body">When you're using the <text:span text:style-name="Strong_20_Emphasis">Physics</text:span> behavior, <text:span text:style-name="Emphasis">do not use</text:span> the <text:span text:style-name="Strong_20_Emphasis">Collision</text:span> condition that is in the <text:span text:style-name="Strong_20_Emphasis">Features for all objects</text:span> category. <text:span text:style-name="Emphasis">The physics engine will manage all collisions by itself.</text:span> The Collision condition won't correctly detect when objects are touching. </text:p>
      <text:p text:style-name="Text_20_body">Instead, use the Collision condition <text:span text:style-name="Emphasis">inside the</text:span> <text:span text:style-name="Strong_20_Emphasis">Physics</text:span> <text:span text:style-name="Emphasis">behavior category</text:span>, which properly uses the physics engine to simulate the collisions. </text:p>
      <text:p text:style-name="Text_20_body"><text:s/></text:p>
      <text:p text:style-name="Text_20_body">Additionally, objects with the <text:span text:style-name="Strong_20_Emphasis">Physics</text:span> behavior ignore the object's Collision Masks and instead use the collision information on the <text:span text:style-name="Strong_20_Emphasis">BEHAVIORS</text:span> tab of the object itself. This defaults to a box that is the full dimension of the object. In most cases, there will be a need to change these settings from within the <text:span text:style-name="Strong_20_Emphasis">BEHAVIORS</text:span> tab. <text:s/></text:p>
      <text:p text:style-name="Text_20_body"><text:span text:style-name="Strong_20_Emphasis">See it in action!</text:span> 🎮<text:line-break/>Open this example online: Physics Example </text:p>
      <text:p text:style-name="Text_20_body"><text:s/></text:p>
      <text:h text:style-name="Heading_20_1" text:outline-level="1">GDevelop Physics Launch Tutorial – Part 1</text:h>
      <text:p text:style-name="Text_20_body">Posted on: Categorized in: <text:a xlink:type="simple" xlink:href="https://randommomentania.com/category/tutorials/gdevelop-tutorials/" text:style-name="Internet_20_link" text:visited-style-name="Visited_20_Internet_20_Link">GDevelop Tutorials</text:a> </text:p>
      <text:p text:style-name="Text_20_body">This tutorial will show you how to make a physics game project similar to that of Angry Birds. At the end of the tutorial, you’ll have a little project that has everything you need to extend and create the next hit mobile game. Here’s how the finished project will look:</text:p>
      <text:p text:style-name="P4">If you want to peek at the finished project, you can find the download for the finished prototype this tutorial series is based on right here: <text:a xlink:type="simple" xlink:href="https://drive.google.com/file/d/1LdG64X_uLKIVuaBFPGuyVEWegySUhfQi/view?usp=sharing" text:style-name="Internet_20_link" text:visited-style-name="Visited_20_Internet_20_Link">Download Link</text:a>. We will be making almost every aspect of the prototype throughout this tutorial series!</text:p>
      <text:h text:style-name="Heading_20_2" text:outline-level="2">Tutorial Introduction – What is GDevelop?</text:h>
      <text:p text:style-name="Text_20_body">GDevelop is a game engine that is designed to be no code friendly, making it easy for beginners to game development to jump into making their own games with necessarily having to write any code. GDevelop has a powerful and intuitive system for making games without relying on code, instead using visual programming with “actions” and “conditions”, which are similar to the programming concepts with the same name.</text:p>
      <text:p text:style-name="Text_20_body">GDevelop is a 2D focused game engine and can export to HTML5, Android, iOS, and desktop platforms. In addition to the visual programming, you can also write code in Javascript. GDevelop <text:soft-page-break/>includes a downloadable editor and an online version you can use as well, making it quite flexible and easy to get going.</text:p>
      <text:p text:style-name="Text_20_body">Today, we’ll be making a physics game where you need to use a sling shot to launch balls into wooden crates. Once all the wooden crates are off screen, the game will progress to the next level and this process repeats until you reach the end of the game. Let’s jump right in!</text:p>
      <text:h text:style-name="Heading_20_2" text:outline-level="2">Part 1 – setup</text:h>
      <text:p text:style-name="Text_20_body">I will be using the downloadable version of GDevelop 5 for this tutorial, so if you are using a different version or platform (like online) you may need to make minor alterations. Additionally, you can download all the starter assets needed for this tutorial right here: <text:a xlink:type="simple" xlink:href="https://drive.google.com/file/d/1BftawTxaaewVujnj-lO3z1GeKaWC1Yu8/view?usp=sharing" text:style-name="Internet_20_link" text:visited-style-name="Visited_20_Internet_20_Link">Starter Assets</text:a>.</text:p>
      <text:p text:style-name="Text_20_body">In this tutorial we will be using some lovely assets from <text:a xlink:type="simple" xlink:href="https://www.kenney.nl/" text:style-name="Internet_20_link" text:visited-style-name="Visited_20_Internet_20_Link">Kenney</text:a>, who publishes CC0 assets on his website and I would highly recommend taking a look if you want to find some quality assets for your games and prototypes.</text:p>
      <text:p text:style-name="Text_20_body">First, let’s open GDevelop and make a new project. I will be naming the project and folder “PhysicsLaunch” but feel free to call it whatever you want. You can change the name of the project anytime by opening the project view and going to the “Game Settings”.</text:p>
      <text:p text:style-name="Text_20_body"><text:s/></text:p>
      <text:p text:style-name="Text_20_body">One thing we’re going to want to change is how the game window resizes, so the content we place is always in view. Open the game settings and change the “Game resolution resize mode” to “No changes to the game size”.</text:p>
      <text:p text:style-name="Text_20_body"><text:s/></text:p>
      <text:p text:style-name="Text_20_body">This will ensure that whatever is visible in the camera will be all that is visible, which will make things a little easier as then we don’t have to worry about adding extra padding to the sides for players who have smaller or larger screens.</text:p>
      <text:p text:style-name="Text_20_body">Once you have the project created, navigate to it in the file browser and extract the “Assets” folder from the starter assets into the newly created project folder. Once done, it should look something like this:</text:p>
      <text:p text:style-name="Text_20_body"><text:s/></text:p>
      <text:p text:style-name="Text_20_body">Next, let’s create the main game scene for our game. This scene will be where all of our game logic will reside, as well as the objects that compose our level. Select the project manager in the top left, open the scenes drop down, and then select the “+” next to “Click to add a scene”.</text:p>
      <text:p text:style-name="Text_20_body"><text:s/></text:p>
      <text:p text:style-name="Text_20_body">Once you have created the scene, click the three dots on the side and rename the scene to “Game_Scene”. With that done, go ahead and click it to open the scene in the main view.</text:p>
      <text:h text:style-name="Heading_20_3" text:outline-level="3"><text:soft-page-break/>Setting up the scene objects – Background</text:h>
      <text:p text:style-name="Text_20_body">Let’s define some of the object’s well need for the game. In the “Objects” view on the right side, press the “+” next to “Add a new object” and choose “Sprite” from the “New Object From Scratch” menu (should be open by default). Name this object “Background” and then click the “Add an animation” button in the bottom right of the new object window:</text:p>
      <text:p text:style-name="Text_20_body"><text:s/></text:p>
      <text:p text:style-name="Text_20_body">Then click the “+ ADD” box and navigate to “Assets/Backgrounds/blue_grass.png”. Select the image and then hit the “Apply” in the bottom right corner of the popup. From the “Objects” menu you should now see your newly created Background object. Go ahead and drag and drop this into the main view and position it inside the camera. You may need to scale it down, which you can do with the scale handles. Once you have it nicely positioned within the camera where you like, go ahead and click it. Now, since this is the background we want to make sure it’s drawn behind all the other objects, so we need to add a new rendering layer to the game. This is easy to do, just click the layer button in the top right to bring up the layer panel:</text:p>
      <text:p text:style-name="Text_20_body"><text:s/></text:p>
      <text:p text:style-name="Text_20_body">Then click “Add a layer” and name the layer “Background”. Then drag the layer down so it’s below the “Base Layer” included by default. It should look something like this:</text:p>
      <text:p text:style-name="Text_20_body"><text:s/></text:p>
      <text:p text:style-name="Text_20_body">The last thing we need to do is change the layer of the background object we just added to the scene. Click the background and in the properties tab on the left, find the “Layer” drop down and set it to “Background”.</text:p>
      <text:h text:style-name="Heading_20_3" text:outline-level="3">Setting up the scene objects – Slingshot</text:h>
      <text:p text:style-name="Text_20_body">Next let’s setup the slingshot. First, create a new object from in the objects tab by pressing the “+” button. Select “Sprite” and name the sprite Slingshot. Add a new animation and then set the image to the image at “Assets/Custom/Slingshot.png”. Then go ahead and press apply.</text:p>
      <text:p text:style-name="Text_20_body">Before we drag it into the scene, let’s get the grass block it will rest on setup first. Make another new object by pressing “+” and select “Sprite” again. This time, call the object “Grass_Block_Slingshot”, as this grass block will only be used for the slingshot. Next, add a new animation and set the image to the image age “Assets/Other/grass.png”. Once done, go ahead and hit “apply”.</text:p>
      <text:h text:style-name="Heading_20_4" text:outline-level="4">Tip</text:h>
      <text:p text:style-name="Text_20_body">The reason we are making the grass block for the slingshot separate is because later in the tutorial we will add different levels, but we don’t want the slingshot grass block to be removed when we are removing the objects when changing levels!</text:p>
      <text:p text:style-name="Text_20_body">Alright, let’s add the new objects to the scene. Go ahead and drag the “Grass_Block_Slingshot” object into the scene and position it to the far right of the camera view, near the bottom. Then place the “Slingshot” object into the scene and position it so it looks like it’s on top of the grass block. When finished, it should look something like this:</text:p>
      <text:p text:style-name="Text_20_body"><text:s/></text:p>
      <text:p text:style-name="Text_20_body"><text:soft-page-break/>We are almost done with the setup, we have just a couple more objects to make and then we can start the first steps in making the game itself. First, we are going to need to make a object to know where to spawn balls that we launch from the slingshot. Make a new object by pressing the “+” button, select “Sprite”, and then name it “Slingshot_Respawn_Point”. Create a new animation and set the image to “Assets/Custom/Respawn_Graphic-1.png”, and then hit “Apply”. Next, drag it into the scene and position it so the + shape is right in the middle of the curve of the slingshot so it looks something like this:</text:p>
      <text:p text:style-name="Text_20_body"><text:s/></text:p>
      <text:p text:style-name="Text_20_body">We’ll be using this object to tell the system where to place the balls we’re going to launch. In the actual game, this object will be invisible, so the image we’re using here is only for positioning purposes.</text:p>
      <text:p text:style-name="Text_20_body">Finally, let’s create the object the slingshot will be shooting. Create a new object by pressing “+”, select “Sprite”, and name the object “Player_Alien”. Create a new animation and assign the image to “Assets/Aliens/alienGreen_round.png”.</text:p>
      <text:p text:style-name="Text_20_body">Now, before hitting apply, we have a couple more steps to take. In the top of the object window, select “BEHAVIORS”. We will be adding two behaviors to this object, one to destroy the object when it’s off screen and another to add physics to the object.</text:p>
      <text:h text:style-name="Heading_20_4" text:outline-level="4">Tip</text:h>
      <text:p text:style-name="Text_20_body">Behaviors in GDevelop provide a set of functionality to objects that we can use without having to program them ourselves! Behaviors are a great way to add loads of functionality to an object quickly and easily, while also providing an interface we can use and manipulate through actions, which we will do later in this tutorial series.</text:p>
      <text:p text:style-name="Text_20_body">Let’s add the behavior that will destroy the object once it’s outside of the screen. First, press the “+ ADD A BEHAVIOR TO THE OBJECT” button in the bottom right corner of the window.</text:p>
      <text:p text:style-name="Text_20_body"><text:s/></text:p>
      <text:p text:style-name="Text_20_body">Then in the popup that appears, type “Destroy” and select “Destroy when outside of the screen” from the options listed. This will add the behavior to the object. What this behavior will do is whenever an instance/clone of this object is off screen, it will automatically be deleted by the behavior, saving performance automatically.</text:p>
      <text:p text:style-name="Text_20_body">Next, hit the “+ ADD A BEHAVIOR TO THE OBJECT” button again and this time select “Physics Engine 2.0”. This will add a bunch of options, which can be overwhelming, but for this tutorial we will only need to set a couple. First, in the drop down titled “Type”, make sure it’s set to “Dynamic”. Then, set the “Shape” drop down to “Circle” and set the number in the “Radius” property to 35. Here’s how it all looks when setup:</text:p>
      <text:p text:style-name="Text_20_body"><text:s/></text:p>
      <text:p text:style-name="Text_20_body">There are more settings that allow us to refine and adjust the behavior of the object and how it interacts with physics, but for this tutorial we don’t need to configure anything else and will leave it at the defaults.</text:p>
      <text:h text:style-name="Heading_20_4" text:outline-level="4"><text:soft-page-break/>Tip</text:h>
      <text:p text:style-name="Text_20_body">While we won’t be adjusting many of the properties in the Physics2 behavior, let’s quickly go over the two we changed and what they do.</text:p>
      <text:p text:style-name="Text_20_body">The”Type” property defines how the physics engine in the GDevelop Physics2 behavior will interact with the object. There are three types: <text:span text:style-name="Strong_20_Emphasis">Dynamic</text:span>, <text:span text:style-name="Strong_20_Emphasis">Static</text:span>, and <text:span text:style-name="Strong_20_Emphasis">Kinematic</text:span>.</text:p>
      <text:p text:style-name="Text_20_body">– <text:span text:style-name="Strong_20_Emphasis">Static</text:span>: A non-movable physics object that can interact with other physics objects, but it will not be moved by these collisions. These objects are the simplest and most performance friendly for non-moving objects. They are typically used for objects that make up the level, barriers, or really anything that does not move but is able to be collided with.</text:p>
      <text:p text:style-name="Text_20_body">– <text:span text:style-name="Strong_20_Emphasis">Dynamic</text:span>: A movable physics object that uses velocities, linear and angular, to move around the physics world. Dynamic physics objects will be automatically moved by the physics behavior and will respond to other collisions, velocity changes, and more. Dynamic objects can be used for almost anything that you want to move and interact with the physics world. We’ll be using them to automatically move the balls we fire.</text:p>
      <text:p text:style-name="Text_20_body">– <text:span text:style-name="Strong_20_Emphasis">Kinematic</text:span>: Kinematic mode is similar to Dynamic, however it doesn’t move automatically and gives the game developer a lot more control over how it interacts with the physics world. Kinematic bodies are generally used when you have moving physics objects, but you want to precisely control how they work and what they can do.</text:p>
      <text:p text:style-name="Text_20_body">For our purposes, we want the physics engine to handle movement and how the object collides with the rest of the physics objects in the world, so we’ll select “Dynamic” so the physics engine has control.</text:p>
      <text:p text:style-name="Text_20_body">For the “Shape” property, this just tells the physics engine what shape our object has. Because our object is a circle, we want to use a circle physics shape was well. For the radius, it is set to 35 pixels because the circle alien image we’re using is 70 pixels long in diameter. You can verify that 35 pixels is the right radius size by selecting the green alien image in the “A temporary image to help you visualize the shape/polygon” drop down. After selecting the image you will have a little view that shows the collision shape (red) over the image.</text:p>
      <text:p text:style-name="Text_20_body"/>
      <text:p text:style-name="Text_20_body">With all that done, we’ve gotten everything we need setup and can move on to creating the beginnings of the game in Part 2: launching balls from the slingshot! You can find part 2 here: <text:a xlink:type="simple" xlink:href="https://randommomentania.com/2021/10/gdevelop-physics-launch-tutorial-part-2/" text:style-name="Internet_20_link" text:visited-style-name="Visited_20_Internet_20_Link">Part 2</text:a>.</text:p>
      <text:p text:style-name="Text_20_body">You can find the finished project for part 1 right here: <text:a xlink:type="simple" xlink:href="https://drive.google.com/file/d/1VJ6cYuMYLBrzBc-0cNKTELzP9h_96zF3/view?usp=sharing" text:style-name="Internet_20_link" text:visited-style-name="Visited_20_Internet_20_Link">Download Link</text:a>.</text:p>
      <text:p text:style-name="P4"/>
      <text:p text:style-name="Standard"><text:a xlink:type="simple" xlink:href="https://randommomentania.com/2021/10/gdevelop-physics-launch-tutorial-part-1/" text:style-name="Internet_20_link" text:visited-style-name="Visited_20_Internet_20_Link">https://randommomentania.com/2021/10/gdevelop-physics-launch-tutorial-part-1/</text:a></text:p>
      <text:p text:style-name="Standard"/>
      <text:h text:style-name="P1" text:outline-level="1"><text:bookmark text:name="collision_masks_for_sprite_objects"/>Collision Masks (for Sprite objects)</text:h>
      <text:p text:style-name="Text_20_body">In a Sprite editor, below all the animations, we find the <text:span text:style-name="Strong_20_Emphasis">Edit Hitboxes</text:span> button. </text:p>
      <text:p text:style-name="Text_20_body"><text:s/></text:p>
      <text:p text:style-name="Text_20_body">Clicking on this button takes us to a new dialog that talks more about something known as collision masks. Collision mask, in simple terms, is nothing but the area of the sprite, that is in consideration while in a collision, to avoid situations, similar to the one shown below. </text:p>
      <text:p text:style-name="Text_20_body"><text:s/></text:p>
      <text:p text:style-name="Text_20_body">To add your own custom collision mask, click on the <text:span text:style-name="Strong_20_Emphasis">Use a custom collision mask</text:span> option. </text:p>
      <text:p text:style-name="Text_20_body"><text:s/></text:p>
      <text:p text:style-name="Text_20_body">Click on the + sign at the bottom right of the screen to start adding your custom collision mask. </text:p>
      <text:p text:style-name="Text_20_body">This will take you to the screen where you can enter/drag the outline of your collision mask. To add more points, click on the + sign below all the coordinates of your points. My final sprite collision masks look as shown below. </text:p>
      <text:p text:style-name="Text_20_body">Please make sure that the polygon is convex, i.e. there are no vertices that have an angle greater than 180º </text:p>
      <text:p text:style-name="Text_20_body"><text:s/></text:p>
      <text:p text:style-name="Text_20_body"><text:s/></text:p>
      <text:p text:style-name="Text_20_body">After adding the mask click on Close and then Apply. </text:p>
      <text:p text:style-name="Text_20_body">The collision masks we used for our above example give better results in the same condition. </text:p>
      <text:p text:style-name="Text_20_body"><text:s/></text:p>
      <text:p text:style-name="Text_20_body">To add unique collision masks for different animations of the same sprite, disable the <text:span text:style-name="Strong_20_Emphasis">Share same collision masks for all animations</text:span> option. </text:p>
      <text:p text:style-name="Text_20_body"><text:s/></text:p>
      <text:p text:style-name="Text_20_body">To add unique collision masks for different instances of the same sprite, disable the <text:span text:style-name="Strong_20_Emphasis">Share same collision mask for sprites of this animation</text:span> option. </text:p>
      <text:p text:style-name="Text_20_body"><text:s/></text:p>
      <text:p text:style-name="Standard"/>
      <text:h text:style-name="P1" text:outline-level="1"><text:bookmark text:name="advanced_conditions"/>Advanced conditions</text:h>
      <text:h text:style-name="Heading_20_2" text:outline-level="2"><text:bookmark text:name="and_logical_operation"/>And logical operation</text:h>
      <text:p text:style-name="Text_20_body"><text:s/></text:p>
      <text:p text:style-name="Text_20_body">If the “<text:span text:style-name="Strong_20_Emphasis">And</text:span>” condition is used in an event, the actions are performed if and only if all the sub-conditions are true. If one or more than one sub-conditions are false, the action is not performed. </text:p>
      <text:p text:style-name="Text_20_body">The “<text:span text:style-name="Strong_20_Emphasis">And</text:span>” condition is usually meant to be used within an “<text:span text:style-name="Strong_20_Emphasis">Or</text:span>” condition. This is because having two conditions in the same event box is the same as using the “<text:span text:style-name="Strong_20_Emphasis">And</text:span>” condition. </text:p>
      <text:h text:style-name="Heading_20_2" text:outline-level="2"><text:bookmark text:name="or_logical_operation"/>OR logical operation</text:h>
      <text:p text:style-name="Text_20_body"><text:s/></text:p>
      <text:p text:style-name="Text_20_body">If the “<text:span text:style-name="Strong_20_Emphasis">OR</text:span>” condition is used in an event, the actions are performed when one or several sub-conditions are true. If none of the sub-conditions are true, the action is not performed. </text:p>
      <text:p text:style-name="Text_20_body">The OR condition has a special behavior regarding the <text:a xlink:type="simple" xlink:href="http://wiki.compilgames.net/doku.php/gdevelop5/tutorials/basic-game-making-concepts#events_and_how_objects_are_selected_by_these_events" text:style-name="Internet_20_link" text:visited-style-name="Visited_20_Internet_20_Link">object filtering logic of GDevelop</text:a>. The objects listed under it are <text:span text:style-name="Emphasis">unselected</text:span> by GDevelop if their condition is not met, so actions specific to these objects may not work. In some cases, using “Pick all instances” on the action side will fix things. In other cases, replacing the OR will be necessary. </text:p>
      <text:h text:style-name="Heading_20_2" text:outline-level="2"><text:bookmark text:name="not_logical_operation"/>Not logical operation</text:h>
      <text:p text:style-name="Text_20_body"><text:s/></text:p>
      <text:p text:style-name="Text_20_body">If the “<text:span text:style-name="Strong_20_Emphasis">Not</text:span>” condition is used in an event, it returns the contrary of the sub-conditions. If a sub-condition is true, it returns false and if a sub-condition is false, it returns true. </text:p>
      <text:h text:style-name="Heading_20_2" text:outline-level="2"><text:bookmark text:name="trigger_once"/>Trigger once</text:h>
      <text:p text:style-name="Text_20_body"><text:s/></text:p>
      <text:p text:style-name="Text_20_body">Whenever the “<text:span text:style-name="Strong_20_Emphasis">Trigger once while true</text:span>” condition is used, the actions for the event are triggered only once, for each time the conditions have been met. </text:p>
      <text:p text:style-name="Text_20_body">This condition applies to objects, not instances. If you need to trigger once for each instance, use an instance variable instead. </text:p>
      <text:h text:style-name="Heading_20_2" text:outline-level="2"><text:bookmark text:name="compare_two_numbers"/>Compare two numbers</text:h>
      <text:p text:style-name="Text_20_body"><text:s/></text:p>
      <text:p text:style-name="Text_20_body">When you use the “<text:span text:style-name="Strong_20_Emphasis">Compare two numbers</text:span>” condition, it will compare the two numbers/expression based on the Sign of the test. If the numbers satisfy the test, the condition returns true and the corresponding actions are performed. </text:p>
      <text:p text:style-name="Text_20_body"><text:soft-page-break/>For example, suppose if the first value is entered as 5, the sign of the test is set to &lt; (less than)“ and the second value is equal to 7. In such a case, the test returns true because 5 is less than 7. </text:p>
      <text:h text:style-name="Heading_20_2" text:outline-level="2"><text:bookmark text:name="compare_two_strings"/>Compare two strings</text:h>
      <text:p text:style-name="Text_20_body"><text:s/></text:p>
      <text:p text:style-name="Text_20_body">When you use the “<text:span text:style-name="Strong_20_Emphasis">Compare two strings</text:span>” condition, it will compare the two strings/expression based on the Sign of the test. If the numbers satisfy the test, the condition returns true and the corresponding actions are performed. </text:p>
      <text:h text:style-name="Heading_20_2" text:outline-level="2"><text:bookmark text:name="always_truefalse"/>Always true/false</text:h>
      <text:p text:style-name="Text_20_body"><text:s/></text:p>
      <text:p text:style-name="Text_20_body">If you want a condition to always return true and the corresponding actions to be performed, you can use the “<text:span text:style-name="Strong_20_Emphasis">Always</text:span>” condition. If the condition is inverted, it will always return false,<text:span text:style-name="Emphasis"> i.e. the corresponding actions will never be performed.</text:span> </text:p>
      <text:p text:style-name="Standard"/>
      <text:h text:style-name="P1" text:outline-level="1"><text:bookmark text:name="video_object"/>Video object</text:h>
      <text:p text:style-name="Text_20_body">A video object displays a video on the screen. It's perfect for cut-scenes in a game. Videos can be controlled using events: timing, state (play/paused), audio volume… </text:p>
      <text:p text:style-name="P4">Video files can be very heavy, even for short videos, making your game longer to download and launch. Make sure to use a good compression and limit the length of the video as much as possible. </text:p>
      <text:p text:style-name="P4">Before a video can be played, you have to ensure that the player interacted first with your game (a simple click/touch on the screen is ok to allow to play videos). If you just add the condition “At the beginning of the scene” nothing will work. </text:p>
      <text:p text:style-name="Text_20_body">File must be a <text:span text:style-name="Strong_20_Emphasis">.mp4</text:span> format encoded as:</text:p>
      <text:list xml:id="list906971233" text:style-name="L4">
        <text:list-item>
          <text:p text:style-name="P10"><text:span text:style-name="Strong_20_Emphasis">H264</text:span> for the video,</text:p>
        </text:list-item>
        <text:list-item>
          <text:p text:style-name="P9"><text:span text:style-name="Strong_20_Emphasis">AAC</text:span> for the audio.</text:p>
        </text:list-item>
      </text:list>
      <text:h text:style-name="Heading_20_2" text:outline-level="2"><text:bookmark text:name="add_a_video"/>Add a video</text:h>
      <text:p text:style-name="Text_20_body">When you create a new object, click on the Video in the list. </text:p>
      <text:p text:style-name="Text_20_body"><text:s/></text:p>
      <text:p text:style-name="Text_20_body">When the object is created, the editor is shown: </text:p>
      <text:p text:style-name="Text_20_body"><text:s/></text:p>
      <text:h text:style-name="Heading_20_2" text:outline-level="2"><text:bookmark text:name="choose_a_video_file"/>Choose a video file</text:h>
      <text:p text:style-name="Text_20_body">Click on the field “Video resource”, and then “Choose a new video file”. For compatibility with most browsers, follow these pieces of advice for the video format: </text:p>
      <text:p text:style-name="Text_20_body">File must be a <text:span text:style-name="Strong_20_Emphasis">.mp4</text:span> format encoded as:</text:p>
      <text:list xml:id="list3563174240" text:style-name="L5">
        <text:list-item>
          <text:p text:style-name="P12"><text:span text:style-name="Strong_20_Emphasis">H264</text:span> for the video,</text:p>
        </text:list-item>
        <text:list-item>
          <text:p text:style-name="P11"><text:span text:style-name="Strong_20_Emphasis">AAC</text:span> for the audio.</text:p>
        </text:list-item>
      </text:list>
      <text:p text:style-name="Text_20_body">You can also choose: </text:p>
      <text:list xml:id="list2772870188" text:style-name="L6">
        <text:list-item>
          <text:p text:style-name="P14"><text:span text:style-name="Strong_20_Emphasis">Loop the video</text:span>: If video is looped when it reaches the end.</text:p>
        </text:list-item>
        <text:list-item>
          <text:p text:style-name="P14"><text:span text:style-name="Strong_20_Emphasis">Opacity</text:span> : From 0 (fully transparent) to 255 (opaque - default).</text:p>
        </text:list-item>
        <text:list-item>
          <text:p text:style-name="P13"><text:span text:style-name="Strong_20_Emphasis">Volume</text:span> : From 0 (silent) to 100 (maximum volume - default)</text:p>
        </text:list-item>
      </text:list>
      <text:p text:style-name="Text_20_body">All the following conditions and actions refer to the conditions and actions in <text:span text:style-name="Source_20_Text">Video</text:span> category. </text:p>
      <text:h text:style-name="Heading_20_2" text:outline-level="2"><text:bookmark text:name="duration_of_video"/>Duration of video</text:h>
      <text:p text:style-name="Text_20_body">The <text:span text:style-name="Source_20_Text">Duration</text:span> condition tests the length of the video with the value entered depending upon the <text:span text:style-name="Source_20_Text">Sign of the test</text:span> used. </text:p>
      <text:h text:style-name="Heading_20_2" text:outline-level="2"><text:bookmark text:name="end_of_video"/><text:soft-page-break/>End of video</text:h>
      <text:p text:style-name="Text_20_body">To perform an action when the video has reached its end, the <text:span text:style-name="Source_20_Text">Is ended</text:span> condition is used. This condition might be used to switch from the video to gameplay or something similar. </text:p>
      <text:h text:style-name="Heading_20_2" text:outline-level="2"><text:bookmark text:name="time_of_video"/>Time of video</text:h>
      <text:p text:style-name="Text_20_body">When a video is played during gameplay, there might be instances when the current time of the video has to be checked for actions like enabling 'Skip the video' or popping a 'Save the game' dialog. This can be achieved using the <text:span text:style-name="Source_20_Text">Current time</text:span> test condition. </text:p>
      <text:p text:style-name="Text_20_body">You can also skip to a time in the video using the <text:span text:style-name="Source_20_Text">Set time</text:span> action. Whenever the condition corresponding to the action is true, the video will skip to time depending upon the time entered and the <text:span text:style-name="Source_20_Text">Modification's sign</text:span>. </text:p>
      <text:h text:style-name="Heading_20_2" text:outline-level="2"><text:bookmark text:name="opacity_of_video"/>Opacity of video</text:h>
      <text:p text:style-name="Text_20_body">Opacity is the measure of the transparency of a video. If the <text:span text:style-name="Source_20_Text">Opacity</text:span> condition returns 255 it implies that the video is not transparent at all and if it returns 0, it is fully transparent. The default opacity of a video is 255. </text:p>
      <text:p text:style-name="Text_20_body">We can set the opacity of a video using the <text:span text:style-name="Source_20_Text">Set opacity</text:span> action. For maximum, you can set it to 255 while for fully transparent, you can set it to 0. </text:p>
      <text:h text:style-name="Heading_20_2" text:outline-level="2"><text:bookmark text:name="playback_speed_of_the_video"/>Playback speed of the video</text:h>
      <text:p text:style-name="Text_20_body">The playback speed of the video is the ratio of the current speed of the video to the original speed of the video. If the <text:span text:style-name="Source_20_Text">Playback speed</text:span> condition returns a value greater than 1, the video is playing at a rate faster than than the original video. If the condition returns a value less than 1, it is playing at a rate slower than the original video. The default value for playback speed is 1. </text:p>
      <text:p text:style-name="Text_20_body">To set the playback speed of a video, use the <text:span text:style-name="Source_20_Text">Set playback speed</text:span> action. To play the video at a faster rate than the default rate, set a value greater than 1 and to play it at a slower rate, set playback speed to a value less than 1. For default, set it to 1. </text:p>
      <text:h text:style-name="Heading_20_2" text:outline-level="2"><text:bookmark text:name="looping_a_video"/>Looping a video</text:h>
      <text:p text:style-name="Text_20_body">When a video is looped, it repeats itself from the beginning after reaching the end. To check if a video is looped or not, use the <text:span text:style-name="Source_20_Text">Is looped</text:span> condition. If the video is looped, the corresponding action(s) will be performed. </text:p>
      <text:p text:style-name="Text_20_body">You can also make a video to loop in GDevelop using the <text:span text:style-name="Source_20_Text">Loop a video</text:span> action and choosing “Yes” for <text:span text:style-name="Source_20_Text">Activate loop</text:span>. By default, a video is not looped. </text:p>
      <text:h text:style-name="Heading_20_2" text:outline-level="2"><text:bookmark text:name="muting_a_video"/>Muting a video</text:h>
      <text:p text:style-name="Text_20_body">When a video is muted, there will be no audio audible from the game. To check if a video is muted, use the <text:span text:style-name="Source_20_Text">Is muted</text:span> condition. If the video is muted, the corresponding action(s) will be performed. </text:p>
      <text:p text:style-name="Text_20_body"><text:soft-page-break/>You can mute a video using the <text:span text:style-name="Source_20_Text">Mute a video</text:span> action and choosing “Yes” for <text:span text:style-name="Source_20_Text">Activate mute</text:span>. By default, the video is unmuted. </text:p>
      <text:h text:style-name="Heading_20_2" text:outline-level="2"><text:bookmark text:name="pausing_a_video"/>Pausing a video</text:h>
      <text:p text:style-name="Text_20_body">To check if a video is paused, use the <text:span text:style-name="Source_20_Text">Is paused</text:span> condition. If the video is paused, the corresponding action(s) will be performed. </text:p>
      <text:p text:style-name="Text_20_body">You can pause a video using the <text:span text:style-name="Source_20_Text">Pause a video</text:span> action. By default, the video is paused </text:p>
      <text:h text:style-name="Heading_20_2" text:outline-level="2"><text:bookmark text:name="playing_a_video"/>Playing a video</text:h>
      <text:p text:style-name="Text_20_body">To see the video, you need to first play the video. To check if the video is playing, use the <text:span text:style-name="Source_20_Text">Is played</text:span> condition. If the video is playing, the corresponding action(s) will be performed. </text:p>
      <text:p text:style-name="Text_20_body">To start a video or resume the video after pausing it, you can use the <text:span text:style-name="Source_20_Text">Play a video</text:span> action. By default, the video is not playing and needs this action to play. </text:p>
      <text:h text:style-name="Heading_20_2" text:outline-level="2"><text:bookmark text:name="volume_of_a_video"/>Volume of a video</text:h>
      <text:p text:style-name="Text_20_body">You can also set the volume of a video using GDevelop. To compare the volume of a video, use the <text:span text:style-name="Source_20_Text">Volume</text:span> condition. The maximum volume for a video is 100 and the minimum volume is 0 (muted). </text:p>
      <text:p text:style-name="Text_20_body">To set the volume of a video, use the <text:span text:style-name="Source_20_Text">Set volume</text:span> condition. You can set it to any number between 0 to 100. The default volume is set to 100. </text:p>
      <text:h text:style-name="Heading_20_2" text:outline-level="2"><text:bookmark text:name="examples"/>Examples</text:h>
      <text:list xml:id="list3791463133" text:style-name="L7">
        <text:list-item>
          <text:p text:style-name="P15">Video player: <text:a xlink:type="simple" xlink:href="https://editor.gdevelop-app.com/?project=example://video-player" text:style-name="Internet_20_link" text:visited-style-name="Visited_20_Internet_20_Link">https://editor.gdevelop-app.com/?project=example://video-player</text:a><text:span text:style-name="T1">x</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8T10:07:24.842874888</meta:creation-date>
    <dc:date>2022-11-28T10:39:20.172517039</dc:date>
    <meta:editing-duration>PT31M52S</meta:editing-duration>
    <meta:editing-cycles>7</meta:editing-cycles>
    <meta:generator>LibreOffice/7.3.7.2$Linux_X86_64 LibreOffice_project/30$Build-2</meta:generator>
    <meta:print-date>2022-11-28T10:32:03.152834299</meta:print-date>
    <meta:document-statistic meta:table-count="0" meta:image-count="0" meta:object-count="0" meta:page-count="13" meta:paragraph-count="203" meta:word-count="4449" meta:character-count="25332" meta:non-whitespace-character-count="20952"/>
  </office:meta>
</office:document-meta>
</file>